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6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. Бітеу жара. 1 бөлім, 1 тарау</text:p>
      <text:p text:style-name="P1">02. Бітеу жара. 1 бөлім, 2 тарау</text:p>
      <text:p text:style-name="P1">03. Бітеу жара. 1 бөлім, 3 тарау</text:p>
      <text:p text:style-name="P1">04. Бітеу жара. 1 бөлім, 4 тарау</text:p>
      <text:p text:style-name="P1">05. Бітеу жара. 1 бөлім, 5 тарау</text:p>
      <text:p text:style-name="P1">06. Бітеу жара. 1 бөлім, 6 тарау</text:p>
      <text:p text:style-name="P1">07 Бітеу жара. 1 бөлім, 7 тарау</text:p>
      <text:p text:style-name="P1">08. Бітеу жара. 1 бөлім, 8 тарау</text:p>
      <text:p text:style-name="P1">09. Бітеу жара. 1 бөлім, 9 тарау</text:p>
      <text:p text:style-name="P1">10. Бітеу жара. 2 бөлім, 1 тарау</text:p>
      <text:p text:style-name="P1">11. Бітеу жара. 2 бөлім, 2 тарау</text:p>
      <text:p text:style-name="P1">12. Бітеу жара. 2 бөлім, 3 тарау</text:p>
      <text:p text:style-name="P1">13. Бітеу жара. 2 бөлім, 4 тарау</text:p>
      <text:p text:style-name="P1">14. Бітеу жара. 2 бөлім, 5 тарау</text:p>
      <text:p text:style-name="P1">15. Бітеу жара. 2 бөлім, 6 тарау</text:p>
      <text:p text:style-name="P1">16. Бітеу жара. 2 бөлім, 7 тарау</text:p>
      <text:p text:style-name="P1">17. Бітеу жара. 2 бөлім, 8 тарау</text:p>
      <text:p text:style-name="P1">18. Бітеу жара. 2 бөлім, 9 тарау</text:p>
      <text:p text:style-name="P1">19. Бітеу жара. 2 бөлім, 10 тарау</text:p>
      <text:p text:style-name="P1">20. Бітеу жара. 2 бөлім, 11 тарау</text:p>
      <text:p text:style-name="P1">21. Бітеу жара. 2 бөлім, 12 тарау</text:p>
      <text:p text:style-name="P1">22. Бітеу жара. 2 бөлім, 13 тарау</text:p>
      <text:p text:style-name="P1">23. Бітеу жара. 3 бөлім, 1 тарау</text:p>
      <text:p text:style-name="P1">24. Бітеу жара. 3 бөлім, 2 тарау</text:p>
      <text:p text:style-name="P1">25. Бітеу жара. 3 бөлім, 3 тарау</text:p>
      <text:p text:style-name="P1">26. Бітеу жара. 3 бөлім, 4 тарау</text:p>
      <text:p text:style-name="P1">27. Бітеу жара. 3 бөлім, 5 тарау</text:p>
      <text:p text:style-name="P1">28. Бітеу жара. 3 бөлім, 6 тарау</text:p>
      <text:p text:style-name="P1">29. Бітеу жара. 3 бөлім, 7 тарау</text:p>
      <text:p text:style-name="P1">30. Бітеу жара. 3 бөлім, 8 тарау</text:p>
      <text:p text:style-name="P1">31. Бітеу жара. 3 бөлім, 9 тарау</text:p>
      <text:p text:style-name="P1">32. Бітеу жара. 3 бөлім, 10 тарау</text:p>
      <text:p text:style-name="P1">33. Бітеу жара. Эпилог</text:p>
      <text:p text:style-name="P1"/>
      <text:p text:style-name="P1">1K-dmZHoo_Eo-hX0IeBwZiZ4i0CHZDp5z</text:p>
      <text:p text:style-name="P1"/>
      <text:p text:style-name="P1">1naIH2h7sIX8H3z6bI2STPtvk0lcABLTa</text:p>
      <text:p text:style-name="P1"/>
      <text:p text:style-name="P1">1CeHJX1brdaCOKrnw090QXRBp0H5WUQf6</text:p>
      <text:p text:style-name="P1"/>
      <text:p text:style-name="P1">19La-GIWKdz-ZeoljI0Oh5kFfacd2KfH5</text:p>
      <text:p text:style-name="P1"/>
      <text:p text:style-name="P1">1cGRL8cMsIDnJ06CTLrDXub4Mw9WXQ8wW</text:p>
      <text:p text:style-name="P1"/>
      <text:p text:style-name="P1">1hsCs3XveZpsj89iim9pExw10X4dkNgrb</text:p>
      <text:p text:style-name="P1"/>
      <text:p text:style-name="P1">1s9_XjbTzAfbOuTfRGVXSu7No9aQ7s5nM</text:p>
      <text:p text:style-name="P1"/>
      <text:p text:style-name="P1">1KbN0OhrOcJIQgcCyuzRXqNLU5BnucZZE</text:p>
      <text:p text:style-name="P1"/>
      <text:p text:style-name="P1">1MnRjWzMtvJShqxa6Wl_Qsk4K1Qgym2Nc</text:p>
      <text:p text:style-name="P1"/>
      <text:p text:style-name="P1"><text:soft-page-break/>1VzzZTpm9I8tX32V7sL8zqeWt_-za7B1y</text:p>
      <text:p text:style-name="P1"/>
      <text:p text:style-name="P1">1aicydImo-y-1PPaAbOIdfkTHZp_6KIRw</text:p>
      <text:p text:style-name="P1"/>
      <text:p text:style-name="P1">1-VYrF4dpDPrN_FeiMVSPeD8MY9z0wkGq</text:p>
      <text:p text:style-name="P1"/>
      <text:p text:style-name="P1">1CvmL7MMBpmEs39ul8Kvc3eqajJb2HLh9</text:p>
      <text:p text:style-name="P1"/>
      <text:p text:style-name="P1">1ZoGUcO_ognubwYvh4FvOLgjrRc4JkjEs</text:p>
      <text:p text:style-name="P1"/>
      <text:p text:style-name="P1">1emgH_fpd5_JvyqvVGl2IkPlKeiXqPZ8S</text:p>
      <text:p text:style-name="P1"/>
      <text:p text:style-name="P1">1cwSPx5J9JdPMQy6WySSHg0nfgrgy5eGy</text:p>
      <text:p text:style-name="P1"/>
      <text:p text:style-name="P1">1QoykLO4tQu40ko3VDF9wfGVhGWyC_pKD</text:p>
      <text:p text:style-name="P1"/>
      <text:p text:style-name="P1">1WHdw-vp5V5m9kA1AIMyVAueFJ70cXgiS</text:p>
      <text:p text:style-name="P1"/>
      <text:p text:style-name="P1">11y3Mbm1UiIt97mpfhD-6v2n42B4-9ooq</text:p>
      <text:p text:style-name="P1"/>
      <text:p text:style-name="P1">1t-5SWUNHS-Ais1TbNw70f_JAvBA2D5dw</text:p>
      <text:p text:style-name="P1"/>
      <text:p text:style-name="P1">1SvmzrT-x4jsoKNQTrH1X8kZcG-lD7USv</text:p>
      <text:p text:style-name="P1"/>
      <text:p text:style-name="P1">1WMYg5q6pyEM1QsfLBdd5MQ8AVIpRDfxa</text:p>
      <text:p text:style-name="P1"/>
      <text:p text:style-name="P1">144MJYQiwyI4daq60PdBdHP_xKlP9Z3uQ</text:p>
      <text:p text:style-name="P1"/>
      <text:p text:style-name="P1">19D0bIOgvna_YJgPhfUC0CDwKNQeeS_AE</text:p>
      <text:p text:style-name="P1"/>
      <text:p text:style-name="P1">1n_icU_GElw7g3lRACdrrjdOAV8ZNmhKR</text:p>
      <text:p text:style-name="P1"/>
      <text:p text:style-name="P1">1g8oaa0OEC9CSjNWBlmke0AChMo6eDMf7</text:p>
      <text:p text:style-name="P1"/>
      <text:p text:style-name="P1">1aDnAvTVgGni7poggJ87LjLiXoiz736Va</text:p>
      <text:p text:style-name="P1"/>
      <text:p text:style-name="P1">1YbXpk-xPoRnX1aV6HW9K4VBEwCPkoojX</text:p>
      <text:p text:style-name="P1"/>
      <text:p text:style-name="P1">1bLeySfr_GV9K3xfSQl4zfDXooU08ud3Q</text:p>
      <text:p text:style-name="P1"/>
      <text:p text:style-name="P1">15SALrfklvfKrvGYrW8y1mqMKe5B_fKzr</text:p>
      <text:p text:style-name="P1"/>
      <text:p text:style-name="P1">13JDqen3jC4-Qb9QIn4HTAPArmKMV1ldF</text:p>
      <text:p text:style-name="P1"/>
      <text:p text:style-name="P1">1ywXM7iq96m4KLxIB6_sqfiqI3vXppbZs</text:p>
      <text:p text:style-name="P1"/>
      <text:p text:style-name="P1">107jxozQa_1Kzcb49iEykf2EOOYa9hPn3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1:29:15.173084100</meta:creation-date>
    <dc:date>2021-12-28T11:46:19.309931642</dc:date>
    <meta:editing-duration>PT6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6" meta:word-count="261" meta:character-count="2139" meta:non-whitespace-character-count="1944"/>
  </office:meta>
</office:document-meta>
</file>